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16pt" officeooo:rsid="000baaea" officeooo:paragraph-rsid="000baaea" style:font-size-asian="16pt" style:font-size-complex="16pt"/>
    </style:style>
    <style:style style:name="P2" style:family="paragraph" style:parent-style-name="Standard">
      <style:paragraph-properties fo:line-height="150%" fo:text-align="center" style:justify-single-word="false"/>
      <style:text-properties style:font-name="Times New Roman" fo:font-size="16pt" officeooo:rsid="000baaea" officeooo:paragraph-rsid="000baaea" style:font-size-asian="16pt" style:font-size-complex="16pt"/>
    </style:style>
    <style:style style:name="P3" style:family="paragraph" style:parent-style-name="Standard">
      <style:paragraph-properties fo:line-height="200%" fo:text-align="center" style:justify-single-word="false"/>
      <style:text-properties style:font-name="Times New Roman" fo:font-size="22pt" officeooo:rsid="000baaea" officeooo:paragraph-rsid="000baaea" style:font-size-asian="22pt" style:font-size-complex="22pt"/>
    </style:style>
    <style:style style:name="P4" style:family="paragraph" style:parent-style-name="Standard">
      <style:paragraph-properties fo:line-height="200%" fo:text-align="center" style:justify-single-word="false"/>
    </style:style>
    <style:style style:name="P5"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bb82f" officeooo:paragraph-rsid="000bb82f" style:font-size-asian="15.75pt" style:font-weight-asian="bold" style:font-size-complex="18pt" style:font-weight-complex="bold"/>
    </style:style>
    <style:style style:name="P6"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bb82f" officeooo:paragraph-rsid="000fb143" style:font-size-asian="15.75pt" style:font-weight-asian="bold" style:font-size-complex="18pt" style:font-weight-complex="bold"/>
    </style:style>
    <style:style style:name="P7" style:family="paragraph" style:parent-style-name="Standard" style:master-page-name="">
      <loext:graphic-properties draw:fill="none"/>
      <style:paragraph-properties fo:margin-left="0cm" fo:margin-right="0cm" fo:line-height="200%" fo:text-align="start" style:justify-single-word="false" fo:text-indent="0cm" style:auto-text-indent="false" style:page-number="auto" fo:background-color="transparent"/>
      <style:text-properties style:font-name="Times New Roman" fo:font-size="12pt" fo:font-weight="bold" officeooo:rsid="000ca4aa" officeooo:paragraph-rsid="000ca4aa" style:font-size-asian="10.5pt" style:font-weight-asian="bold" style:font-size-complex="12pt" style:font-weight-complex="bold"/>
    </style:style>
    <style:style style:name="P8" style:family="paragraph" style:parent-style-name="Standard" style:master-page-name="">
      <loext:graphic-properties draw:fill="none"/>
      <style:paragraph-properties fo:margin-left="0cm" fo:margin-right="0cm" fo:line-height="200%" fo:text-align="start" style:justify-single-word="false" fo:text-indent="0cm" style:auto-text-indent="false" style:page-number="auto" fo:background-color="transparent"/>
      <style:text-properties style:font-name="Times New Roman" fo:font-size="12pt" fo:font-weight="bold" officeooo:rsid="000d8784" officeooo:paragraph-rsid="000d8784" style:font-size-asian="10.5pt" style:font-weight-asian="bold" style:font-size-complex="12pt" style:font-weight-complex="bold"/>
    </style:style>
    <style:style style:name="P9" style:family="paragraph" style:parent-style-name="Standard">
      <loext:graphic-properties draw:fill="none"/>
      <style:paragraph-properties fo:margin-left="0cm" fo:margin-right="0cm" fo:line-height="200%" fo:text-align="center" style:justify-single-word="false" fo:text-indent="0cm" style:auto-text-indent="false" fo:background-color="transparent"/>
      <style:text-properties style:font-name="Times New Roman" fo:font-size="18pt" fo:font-weight="bold" officeooo:rsid="000bb82f" officeooo:paragraph-rsid="000fb143" style:font-size-asian="15.75pt" style:font-weight-asian="bold" style:font-size-complex="18pt" style:font-weight-complex="bold"/>
    </style:style>
    <style:style style:name="P10"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8pt" fo:font-weight="bold" officeooo:rsid="000bb82f" officeooo:paragraph-rsid="000bb82f" style:font-size-asian="15.75pt" style:font-weight-asian="bold" style:font-size-complex="18pt" style:font-weight-complex="bold"/>
    </style:style>
    <style:style style:name="P11"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bold" officeooo:rsid="000bb82f" officeooo:paragraph-rsid="000bb82f" style:font-size-asian="10.5pt" style:font-weight-asian="bold" style:font-size-complex="12pt" style:font-weight-complex="bold"/>
    </style:style>
    <style:style style:name="P12"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bold" officeooo:rsid="000bb82f" officeooo:paragraph-rsid="000fb143" style:font-size-asian="10.5pt" style:font-weight-asian="bold" style:font-size-complex="12pt" style:font-weight-complex="bold"/>
    </style:style>
    <style:style style:name="P13"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15"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officeooo:paragraph-rsid="000ca4aa"/>
    </style:style>
    <style:style style:name="P16"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fb143" officeooo:paragraph-rsid="000fb143" style:font-size-asian="15.75pt" style:font-weight-asian="bold" style:font-size-complex="18pt" style:font-weight-complex="bold"/>
    </style:style>
    <style:style style:name="P17"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bb82f" officeooo:paragraph-rsid="000bb82f" style:font-size-asian="10.5pt" style:font-weight-asian="normal" style:font-size-complex="12pt" style:font-weight-complex="normal"/>
    </style:style>
    <style:style style:name="P18"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bb82f" officeooo:paragraph-rsid="000bb82f" style:font-size-asian="10.5pt" style:font-weight-asian="normal" style:font-size-complex="12pt" style:font-weight-complex="normal"/>
    </style:style>
    <style:style style:name="P22"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23"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24"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25"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26"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27"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T1" style:family="text">
      <style:text-properties style:text-position="super 58%"/>
    </style:style>
    <style:style style:name="T2" style:family="text">
      <style:text-properties officeooo:rsid="000ca4aa"/>
    </style:style>
    <style:style style:name="T3" style:family="text">
      <style:text-properties officeooo:rsid="000d5d26"/>
    </style:style>
    <style:style style:name="T4" style:family="text">
      <style:text-properties officeooo:rsid="000fb143"/>
    </style:style>
    <style:style style:name="T5" style:family="text">
      <style:text-properties style:font-name="Times New Roman" fo:font-size="12pt" fo:font-weight="bold" officeooo:rsid="000fb143" style:font-size-asian="10.5pt" style:font-weight-asian="bold" style:font-size-complex="12pt" style:font-weight-complex="bold"/>
    </style:style>
    <style:style style:name="T6" style:family="text">
      <style:text-properties style:font-name="Times New Roman" fo:font-size="12pt" fo:font-weight="bold" officeooo:rsid="000ca4aa" style:font-size-asian="10.5pt" style:font-weight-asian="bold"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3">Building a<text:span text:style-name="T2">n</text:span> LED Cube with Clock</text:p>
      <text:p text:style-name="P3"/>
      <text:p text:style-name="P3"/>
      <text:p text:style-name="P1">Stephanie Irish Paladin</text:p>
      <text:p text:style-name="P1"/>
      <text:p text:style-name="P1"/>
      <text:p text:style-name="P1"/>
      <text:p text:style-name="P1"/>
      <text:p text:style-name="P1"/>
      <text:p text:style-name="P1"/>
      <text:p text:style-name="P2">Computer Science 207</text:p>
      <text:p text:style-name="P2">Trevor Tomesh</text:p>
      <text:p text:style-name="P2">December 5<text:span text:style-name="T1">th</text:span>, 2019</text:p>
      <text:p text:style-name="P2"><text:soft-page-break/></text:p>
      <text:list xml:id="list1262761706" text:style-name="L1">
        <text:list-header>
          <text:p text:style-name="P5">Table of Contents</text:p>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text:p>
      <text:p text:style-name="P12"/>
      <text:p text:style-name="P12">I<text:span text:style-name="T4">ntroduction</text:span></text:p>
      <text:p text:style-name="P18">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2"/>
      <text:p text:style-name="P12">Inspirations</text:p>
      <text:p text:style-name="P18">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4"/>
      <text:p text:style-name="P7">Designing Process</text:p>
      <text:p text:style-name="P19">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text:soft-page-break/>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3"/>
      <text:p text:style-name="P15"><text:span text:style-name="T6">B</text:span><text:span text:style-name="T5">uilding</text:span><text:span text:style-name="T6"> Process</text:span></text:p>
      <text:p text:style-name="P19">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3"/>
      <text:p text:style-name="P7">User Manual for <text:span text:style-name="T3">LED Cube with Clock</text:span></text:p>
      <text:p text:style-name="P19">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3"/>
      <text:p text:style-name="P13"/>
      <text:p text:style-name="P23"><text:soft-page-break/></text:p>
      <text:p text:style-name="P8">Setbacks and Failures</text:p>
      <text:p text:style-name="P20">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4"/>
      <text:p text:style-name="P8">Milestones</text:p>
      <text:p text:style-name="P20">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4"/>
      <text:p text:style-name="P24"/>
      <text:p text:style-name="P24"/>
      <text:p text:style-name="P8">Conclusion</text:p>
      <text:p text:style-name="P20">Lorem ipsum dolor sit amet, consectetur adipiscing elit. Integer neque lectus, egestas vel mi sed, rutrum viverra arcu. Aenean at interdum risus, eget elementum justo. Cras tempor augue mattis <text:soft-page-break/>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172119793729493" text:continue-numbering="true" text:style-name="L1">
        <text:list-header>
          <text:p text:style-name="P6"><text:soft-page-break/>R<text:span text:style-name="T4">eferences</text:span></text:p>
        </text:list-header>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72118800009905" text:continue-numbering="true" text:style-name="L1">
        <text:list-header>
          <text:p text:style-name="P16"><text:soft-page-break/>Appendix</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7T16:42:14.542000000</meta:creation-date>
    <dc:date>2019-11-27T17:11:31.906000000</dc:date>
    <meta:editing-duration>PT29M17S</meta:editing-duration>
    <meta:editing-cycles>6</meta:editing-cycles>
    <meta:generator>LibreOffice/6.3.1.2$Windows_X86_64 LibreOffice_project/b79626edf0065ac373bd1df5c28bd630b4424273</meta:generator>
    <meta:document-statistic meta:table-count="0" meta:image-count="0" meta:object-count="0" meta:page-count="8" meta:paragraph-count="25" meta:word-count="801" meta:character-count="5346" meta:non-whitespace-character-count="4570"/>
  </office:meta>
</office:document-meta>
</file>